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1.949cm" table:align="left"/>
    </style:style>
    <style:style style:name="Tableau1.A" style:family="table-column">
      <style:table-column-properties style:column-width="3.98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style:style style:name="P2" style:family="paragraph" style:parent-style-name="Table_20_Contents">
      <style:text-properties fo:language="en" fo:country="GB" fo:font-weight="bold" style:font-weight-asian="bold" style:font-weight-complex="bold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 can substitute simple fields set from Java : <text:text-input text:description="toto">set from Java</text:text-input>.</text:p>
      <text:p text:style-name="P3">Or, even set them from here : <text:s/><text:script script:language="JODScript">&lt;set var="a" value="3"/&gt;</text:script> <text:s/><text:text-input text:description="a">12</text:text-input></text:p>
      <text:p text:style-name="P3"/>
      <text:p text:style-name="P3">We can also conditionally print some parts:</text:p>
      <text:p text:style-name="P3"><text:script script:language="JODScript">&lt;if test="showParagraph_p1" element="p"/&gt;</text:script> Optional paragraph</text:p>
      <text:section text:style-name="Sect1" text:name="Section1">
        <text:p text:style-name="P3"><text:script script:language="JODScript">&lt;if test="showSection_section1" element="section"/&gt;</text:script>Optional </text:p>
        <text:p text:style-name="P3">Section</text:p>
        <text:p text:style-name="P3"/>
      </text:section>
      <text:p text:style-name="P3"/>
      <text:p text:style-name="P3">Finally we can iterate over a collection to clone a part of a document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Month</text:p>
          </table:table-cell>
          <table:table-cell table:style-name="Tableau1.A1" office:value-type="string">
            <text:p text:style-name="P2">Temperature min</text:p>
          </table:table-cell>
          <table:table-cell table:style-name="Tableau1.C1" office:value-type="string">
            <text:p text:style-name="P2">Temperature max</text:p>
          </table:table-cell>
        </table:table-row>
        <table:table-row>
          <table:table-cell table:style-name="Tableau1.A2" office:value-type="string">
            <text:p text:style-name="P1"><text:script script:language="JODScript">&lt;forEach items="months" var="m"
  element="table-row"/&gt;</text:script> <text:text-input text:description="m.get(&quot;name&quot;)">March</text:text-input></text:p>
          </table:table-cell>
          <table:table-cell table:style-name="Tableau1.A2" office:value-type="string">
            <text:p text:style-name="P1"><text:text-input text:description="m.get(&quot;min&quot;)">-2</text:text-input></text:p>
          </table:table-cell>
          <table:table-cell table:style-name="Tableau1.C2" office:value-type="string">
            <text:p text:style-name="P1"><text:text-input text:description="m.get(&quot;max&quot;)">15</text:text-input>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8-04-02T12:47:11</meta:creation-date>
    <dc:date>2010-12-14T12:43:05.31</dc:date>
    <dc:language>fr-FR</dc:language>
    <meta:editing-cycles>52</meta:editing-cycles>
    <meta:editing-duration>PT10H50M15S</meta:editing-duration>
    <meta:document-statistic meta:table-count="1" meta:image-count="0" meta:object-count="0" meta:page-count="1" meta:paragraph-count="13" meta:word-count="53" meta:character-count="295"/>
    <meta:user-defined meta:name="Info 1"/>
    <meta:user-defined meta:name="Info 2"/>
    <meta:user-defined meta:name="Info 3"/>
    <meta:user-defined meta:name="Info 4"/>
  </office:meta>
</office:document-meta>
</file>